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a18a7" officeooo:paragraph-rsid="000a18a7"/>
    </style:style>
    <style:style style:name="P2" style:family="paragraph" style:parent-style-name="Standard">
      <style:paragraph-properties fo:text-align="start" style:justify-single-word="false"/>
      <style:text-properties officeooo:rsid="000a18a7" officeooo:paragraph-rsid="000a18a7"/>
    </style:style>
    <style:style style:name="P3" style:family="paragraph" style:parent-style-name="Standard">
      <style:paragraph-properties fo:text-align="start" style:justify-single-word="false"/>
      <style:text-properties officeooo:paragraph-rsid="000a18a7"/>
    </style:style>
    <style:style style:name="P4" style:family="paragraph" style:parent-style-name="Standard">
      <style:paragraph-properties fo:text-align="start" style:justify-single-word="false"/>
      <style:text-properties officeooo:paragraph-rsid="000a5551"/>
    </style:style>
    <style:style style:name="P5" style:family="paragraph" style:parent-style-name="Standard">
      <style:paragraph-properties fo:text-align="start" style:justify-single-word="false"/>
      <style:text-properties officeooo:rsid="000b3a31" officeooo:paragraph-rsid="000b3a31"/>
    </style:style>
    <style:style style:name="P6" style:family="paragraph" style:parent-style-name="Standard">
      <style:paragraph-properties fo:text-align="start" style:justify-single-word="false"/>
      <style:text-properties officeooo:rsid="000b40b0" officeooo:paragraph-rsid="000b40b0"/>
    </style:style>
    <style:style style:name="P7" style:family="paragraph" style:parent-style-name="Standard">
      <style:paragraph-properties fo:text-align="start" style:justify-single-word="false"/>
      <style:text-properties officeooo:rsid="000d2dbf" officeooo:paragraph-rsid="000d2dbf"/>
    </style:style>
    <style:style style:name="P8" style:family="paragraph" style:parent-style-name="Standard">
      <style:paragraph-properties fo:text-align="end" style:justify-single-word="false"/>
      <style:text-properties officeooo:rsid="000d2dbf" officeooo:paragraph-rsid="000d2dbf"/>
    </style:style>
    <style:style style:name="P9" style:family="paragraph" style:parent-style-name="Standard">
      <style:paragraph-properties fo:text-align="center" style:justify-single-word="false"/>
      <style:text-properties style:text-underline-style="solid" style:text-underline-width="auto" style:text-underline-color="font-color" officeooo:rsid="000a18a7" officeooo:paragraph-rsid="000a18a7"/>
    </style:style>
    <style:style style:name="T1" style:family="text">
      <style:text-properties officeooo:rsid="000a5551"/>
    </style:style>
    <style:style style:name="T2" style:family="text">
      <style:text-properties fo:font-style="italic" style:font-style-asian="italic" style:font-style-complex="italic"/>
    </style:style>
    <style:style style:name="T3" style:family="text">
      <style:text-properties fo:font-style="italic" officeooo:rsid="000b40b0" style:font-style-asian="italic" style:font-style-complex="italic"/>
    </style:style>
    <style:style style:name="T4" style:family="text">
      <style:text-properties officeooo:rsid="000b40b0"/>
    </style:style>
    <style:style style:name="T5" style:family="text">
      <style:text-properties fo:font-style="normal" style:font-style-asian="normal" style:font-style-complex="normal"/>
    </style:style>
    <style:style style:name="T6" style:family="text">
      <style:text-properties fo:font-style="normal" officeooo:rsid="000b40b0" style:font-style-asian="normal" style:font-style-complex="normal"/>
    </style:style>
    <style:style style:name="T7" style:family="text">
      <style:text-properties officeooo:rsid="000e43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ild Code School </text:p>
      <text:p text:style-name="P1"/>
      <text:p text:style-name="P2">A la veille de boucler le premier mois de formation, nos wilders présentent leur premier projet en groupe. </text:p>
      <text:p text:style-name="P2"/>
      <text:p text:style-name="P2">Pour cela, le formateur, <text:span text:style-name="T2">Romain</text:span> s’est chargé de rappeler quelque<text:span text:style-name="T4">s</text:span> notion<text:span text:style-name="T4">s</text:span> en HTML et CSS en plus des quêtes <text:s/>de pré-rentrée. </text:p>
      <text:p text:style-name="P2"/>
      <text:p text:style-name="P2">Durant ce mois, l’initiation au langage PhP fût l’élément phare de ce début de formation, afin de faciliter son appréhension, <text:span text:style-name="T2">Romain</text:span> et <text:span text:style-name="T2">Abdou</text:span>, qui est aussi un formateur à la WCS, se sont chargés d’inculquer quelques bases <text:span text:style-name="T1">en JavaScript </text:span><text:span text:style-name="T4">afin de se familiariser avec un nouveau langage. </text:span></text:p>
      <text:p text:style-name="P3"/>
      <text:p text:style-name="P4"><text:span text:style-name="T1">L’organisation de ces 5 dernières semaines fût récurrente : </text:span><text:span text:style-name="T3">Clément</text:span><text:span text:style-name="T4"> et </text:span><text:span text:style-name="T6">Romain</text:span><text:span text:style-name="T4"> accueillent les wilders à 9h pour le standup, généralement les matinées sont destinées à l’avancé des quêtes.</text:span></text:p>
      <text:p text:style-name="P6">Les après-midis commencent souvent par un cours et un exercice pour la pratique. </text:p>
      <text:p text:style-name="P6"/>
      <text:p text:style-name="P7">Viennent s’additionner à cela les vendredi<text:span text:style-name="T7">s</text:span> après-midi où les wilders se retrouvent pour présenter, en groupe, des sujets de veille technologique avant de se prêter à un petit jeu d’arcade afin de revoir les notions de la semaine. Enfin une prise de parole chacun son tour afin de résumer la semaine et fixer les objectifs de la semaine à venir. </text:p>
      <text:p text:style-name="P7"/>
      <text:p text:style-name="P7">Pour finir, des intervenants extérieurs nous ont fait l’honneur de venir au <text:span text:style-name="T2">Quartier Libre </text:span><text:span text:style-name="T5">afin d’échanger sur leur métier. </text:span></text:p>
      <text:p text:style-name="P7"><text:span text:style-name="T5"/></text:p>
      <text:p text:style-name="P8"><text:span text:style-name="T5"/></text:p>
      <text:p text:style-name="P8"><text:span text:style-name="T5">Massinta Ait Braham</text:span></text:p>
      <text:p text:style-name="P6"/>
      <text:p text:style-name="P6"/>
      <text:p text:style-name="P4"/>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17:03:41.110437069</meta:creation-date>
    <dc:date>2020-09-30T09:52:58.470773607</dc:date>
    <meta:editing-duration>PT13M56S</meta:editing-duration>
    <meta:editing-cycles>2</meta:editing-cycles>
    <meta:generator>LibreOffice/6.4.5.2$Linux_X86_64 LibreOffice_project/40$Build-2</meta:generator>
    <meta:document-statistic meta:table-count="0" meta:image-count="0" meta:object-count="0" meta:page-count="1" meta:paragraph-count="9" meta:word-count="213" meta:character-count="1292" meta:non-whitespace-character-count="1080"/>
  </office:meta>
</office:document-meta>
</file>